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6.514cm"/>
    </style:style>
    <style:style style:name="co6" style:family="table-column">
      <style:table-column-properties fo:break-before="auto" style:column-width="7.198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4.715cm"/>
    </style:style>
    <style:style style:name="co9" style:family="table-column">
      <style:table-column-properties fo:break-before="auto" style:column-width="5.124cm"/>
    </style:style>
    <style:style style:name="co10" style:family="table-column">
      <style:table-column-properties fo:break-before="auto" style:column-width="9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am</text:p>
          </table:table-cell>
          <table:table-cell office:value-type="string">
            <text:p>Code</text:p>
          </table:table-cell>
          <table:table-cell office:value-type="string">
            <text:p>Code-VS</text:p>
          </table:table-cell>
          <table:table-cell office:value-type="string">
            <text:p>Actief</text:p>
          </table:table-cell>
          <table:table-cell office:value-type="string">
            <text:p>telnr</text:p>
          </table:table-cell>
          <table:table-cell office:value-type="string">
            <text:p>email</text:p>
          </table:table-cell>
          <table:table-cell office:value-type="string">
            <text:p>team</text:p>
          </table:table-cell>
          <table:table-cell office:value-type="string">
            <text:p>nevobo-nr</text:p>
          </table:table-cell>
          <table:table-cell office:value-type="string">
            <text:p>opmerkingen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zf_andere</text:p>
          </table:table-cell>
          <table:table-cell office:value-type="string">
            <text:p>zf_zelfde</text:p>
          </table:table-cell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office:value-type="string">
            <text:p>D3</text:p>
          </table:table-cell>
          <table:table-cell office:value-type="string">
            <text:p>CDS9B9X</text:p>
          </table:table-cell>
          <table:table-cell office:value-type="string">
            <text:p>nieuw: D3, H4,wel zelfstandig, even checken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ukelien Muld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2980828</text:p>
          </table:table-cell>
          <table:table-cell office:value-type="string">
            <text:p><text:a xlink:href="mailto:baukelien.mulder@casema.nl">baukelien.mulder@casema.nl</text:a></text:p>
          </table:table-cell>
          <table:table-cell office:value-type="string">
            <text:p>D1</text:p>
          </table:table-cell>
          <table:table-cell table:style-name="ce4" office:value-type="string">
            <text:p>CDS9P1X</text:p>
          </table:table-cell>
          <table:table-cell office:value-type="string">
            <text:p>t/m D2, meestal D2. H4 wel, H2/H3 even de vraag.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5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hris Meijer</text:p>
          </table:table-cell>
          <table:table-cell office:value-type="string">
            <text:p>R2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office:value-type="string">
            <text:p>H1</text:p>
          </table:table-cell>
          <table:table-cell table:style-name="ce4" office:value-type="string">
            <text:p>CDS8X3K</text:p>
          </table:table-cell>
          <table:table-cell office:value-type="string">
            <text:p>Fluit omdat 'ie moet fluiten, dit seizoen weer begonnen, wel fluiten voor zijn eigen wedstrijd. Voor nood pas als laatste bellen. Kan ook iedereen fluiten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ebby Meerveld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office:value-type="string">
            <text:p>speelt niet</text:p>
          </table:table-cell>
          <table:table-cell table:style-name="ce4" office:value-type="string">
            <text:p>CDS9K9Q</text:p>
          </table:table-cell>
          <table:table-cell office:value-type="string">
            <text:p>max D2, H4. Geen H2/H3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ster Hilhorst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office:value-type="string">
            <text:p>D2</text:p>
          </table:table-cell>
          <table:table-cell table:style-name="ce4" office:value-type="string">
            <text:p>CHR8X3N</text:p>
          </table:table-cell>
          <table:table-cell office:value-type="string">
            <text:p>6-9-10 alleen voor oktober inplannen, daarna te zwanger. t/m H2, D2. Ook vaak D1 gedaan. Niet inplannen na eigen wedstrijd, zodat er uitwijk is als D1-scheids niet komt. 2e helft vorig seizoen niet ingepland, wel altijd spullen mee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erard Kraan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office:value-type="string">
            <text:p>recreant</text:p>
          </table:table-cell>
          <table:table-cell table:style-name="ce4" office:value-type="string">
            <text:p>CDS9M0X</text:p>
          </table:table-cell>
          <table:table-cell office:value-type="string">
            <text:p>t/m H2, kan evt doorgroeien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R3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office:value-type="string">
            <text:p>H3</text:p>
          </table:table-cell>
          <table:table-cell office:value-type="string">
            <text:p>CDV0Y5M</text:p>
          </table:table-cell>
          <table:table-cell office:value-type="string">
            <text:p>gaat hoger fluiten, niet zelf inplannen?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office:value-type="string">
            <text:p>geen lid</text:p>
          </table:table-cell>
          <table:table-cell office:value-type="string">
            <text:p>CJG7Z33</text:p>
          </table:table-cell>
          <table:table-cell office:value-type="string">
            <text:p>nieuw: D2-4, H4. 17-9-2010: geen lid meer, nog wel wat fluiten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an Taconis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office:value-type="string">
            <text:p>H4</text:p>
          </table:table-cell>
          <table:table-cell table:style-name="ce4" office:value-type="string">
            <text:p>CDS9P3Z</text:p>
          </table:table-cell>
          <table:table-cell office:value-type="string">
            <text:p>t/m D2, H2/H3 de vraag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R2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office:value-type="string">
            <text:p>H2</text:p>
          </table:table-cell>
          <table:table-cell office:value-type="string">
            <text:p>CDS9P75</text:p>
          </table:table-cell>
          <table:table-cell office:value-type="string">
            <text:p>Vooral buiten vereniging fluiten, evt wel wedstrijd voor eigen wedstrijd fluiten, wel zo min mogelijk. Coachen nieuwe mensen vind 'ie wel leuk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Jeanet Wattimena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office:value-type="string">
            <text:p>speelt niet</text:p>
          </table:table-cell>
          <table:table-cell table:style-name="ce4" office:value-type="string">
            <text:p>CHY9Z0M</text:p>
          </table:table-cell>
          <table:table-cell office:value-type="string">
            <text:p>Fluit t/m heren 2, dames 2. Vind 't ook leuk.Evt als 2e keus voor D1. Op andere dagen minder happig. Alg: iedereen 1 of 2 keer op andere avond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office:value-type="string">
            <text:p>D1</text:p>
          </table:table-cell>
          <table:table-cell office:value-type="string">
            <text:p>CDS9L4O</text:p>
          </table:table-cell>
          <table:table-cell office:value-type="string">
            <text:p>nieuw: D2-4, H4. Volgend seizoen evt meer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arten Wispelwey 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0616</text:p>
          </table:table-cell>
          <table:table-cell office:value-type="string">
            <text:p><text:a xlink:href="mailto:mwispelwey@regionoordveluwe.nl">mwispelwey@regionoordveluwe.nl</text:a></text:p>
          </table:table-cell>
          <table:table-cell office:value-type="string">
            <text:p>H1</text:p>
          </table:table-cell>
          <table:table-cell table:style-name="ce4" office:value-type="string">
            <text:p>CDS9X0W</text:p>
          </table:table-cell>
          <table:table-cell office:value-type="string">
            <text:p>t/m H2, D2. Kan evt ook H1 doen. Hij coacht D2 (man van Karin ook). Rekening mee houden, maar minder dan bij Rob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griet Dren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office:value-type="string">
            <text:p>D4</text:p>
          </table:table-cell>
          <table:table-cell office:value-type="string">
            <text:p>CCW5W5L</text:p>
          </table:table-cell>
          <table:table-cell office:value-type="string">
            <text:p>Voor 2010-2011 wel weer beetje inplannen.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office:value-type="string">
            <text:p>H3</text:p>
          </table:table-cell>
          <table:table-cell office:value-type="string">
            <text:p>CHY9Z0M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office:value-type="string">
            <text:p>recreant</text:p>
          </table:table-cell>
          <table:table-cell office:value-type="string">
            <text:p>CDS8Y2M</text:p>
          </table:table-cell>
          <table:table-cell office:value-type="string">
            <text:p>t/m H2, wil wel graag vroeg fluiten. Maar op rustige avond wel alles laat. Wel belangrijk om te houden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Rob van Zonnevel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office:value-type="string">
            <text:p>H2</text:p>
          </table:table-cell>
          <table:table-cell table:style-name="ce4" office:value-type="string">
            <text:p>CDS9N02</text:p>
          </table:table-cell>
          <table:table-cell office:value-type="string">
            <text:p>t/m H2, D2. Hij coachet dames 1, hierdoor wel vaker op andere avond als 'ie niet zelf speelt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office:value-type="string">
            <text:p>H2</text:p>
          </table:table-cell>
          <table:table-cell office:value-type="string">
            <text:p>CDS9R0E</text:p>
          </table:table-cell>
          <table:table-cell office:value-type="string">
            <text:p>nieuw: wel cursus gedaan, nog niet eerder ingepland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vonne Bokhorst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office:value-type="string">
            <text:p>speelt niet</text:p>
          </table:table-cell>
          <table:table-cell table:style-name="ce4" office:value-type="string">
            <text:p>CDS9K7O</text:p>
          </table:table-cell>
          <table:table-cell office:value-type="string">
            <text:p>t/m D2, wel H4, hoger eigenlijk niet,maar doet ze wel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endy van der Woer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<text:a xlink:href="mailto:wvanderwoerd@hotmail.com">wvanderwoerd@hotmail.com</text:a></text:p>
          </table:table-cell>
          <table:table-cell office:value-type="string">
            <text:p>D2</text:p>
          </table:table-cell>
          <table:table-cell office:value-type="string">
            <text:p>CGD0X1O</text:p>
          </table:table-cell>
          <table:table-cell office:value-type="string">
            <text:p>In ieder geval eerste helft van het seizoen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incent Klein Bretel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office:value-type="string">
            <text:p>H1</text:p>
          </table:table-cell>
          <table:table-cell table:style-name="ce4" office:value-type="string">
            <text:p>CLB7Z0V</text:p>
          </table:table-cell>
          <table:table-cell office:value-type="string">
            <text:p>Alleen als invaller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sette Ackerstaff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-18977814</text:p>
          </table:table-cell>
          <table:table-cell office:value-type="string">
            <text:p>lisetteackerstaff@zonnet.nl</text:p>
          </table:table-cell>
          <table:table-cell office:value-type="string">
            <text:p>geen lid</text:p>
          </table:table-cell>
          <table:table-cell/>
          <table:table-cell office:value-type="string">
            <text:p>Eerder wel gefloten, ook wel eens al invaller voor D1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zanne de Rooij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2861522</text:p>
          </table:table-cell>
          <table:table-cell office:value-type="string">
            <text:p>theosuzanne@hetnet.nl</text:p>
          </table:table-cell>
          <table:table-cell office:value-type="string">
            <text:p>D1</text:p>
          </table:table-cell>
          <table:table-cell office:value-type="string">
            <text:p>stopt</text:p>
          </table:table-cell>
          <table:table-cell office:value-type="string">
            <text:p>nieuw: D2-4, H4. Volgend seizoen evt meer, vraag of ze blijft fluiten. Speelt alleen af en toe in dames 1, vanwege opleiding prive. 15-6-2010 ze stopt volgens blijf form.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Invall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string">
            <text:p>geen</text:p>
          </table:table-cell>
          <table:table-cell/>
          <table:table-cell office:value-type="string">
            <text:p>Graag een invaller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 table:number-rows-repeated="6">
          <table:table-cell table:style-name="ce1"/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3">
          <table:table-cell table:style-name="ce3"/>
          <table:table-cell table:number-columns-repeated="18"/>
        </table:table-row>
        <table:table-row table:style-name="ro1" table:number-rows-repeated="5">
          <table:table-cell table:style-name="ce1"/>
          <table:table-cell table:number-columns-repeated="18"/>
        </table:table-row>
        <table:table-row table:style-name="ro1">
          <table:table-cell table:style-name="ce1"/>
          <table:table-cell table:number-columns-repeated="18"/>
        </table:table-row>
      </table:table>
      <table:table table:name="Contactgegeve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ce5" office:value-type="string">
            <text:p>Naam</text:p>
          </table:table-cell>
          <table:table-cell table:style-name="ce5" office:value-type="string">
            <text:p>telnr</text:p>
          </table:table-cell>
          <table:table-cell table:style-name="ce5" office:value-type="string">
            <text:p>email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table:number-columns-repeated="1020"/>
        </table:table-row>
        <table:table-row table:style-name="ro1">
          <table:table-cell office:value-type="string">
            <text:p>Baukelien Mulder</text:p>
          </table:table-cell>
          <table:table-cell office:value-type="string">
            <text:p>033-2980828</text:p>
          </table:table-cell>
          <table:table-cell office:value-type="string">
            <text:p>baukelien.mulder@casema.nl;baukelien.mulder@planet.nl</text:p>
          </table:table-cell>
          <table:table-cell table:number-columns-repeated="1020"/>
        </table:table-row>
        <table:table-row table:style-name="ro1">
          <table:table-cell office:value-type="string">
            <text:p>Chris Meijer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table:number-columns-repeated="1020"/>
        </table:table-row>
        <table:table-row table:style-name="ro1">
          <table:table-cell office:value-type="string">
            <text:p>Ester Hilhorst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table:number-columns-repeated="1020"/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table:number-columns-repeated="1020"/>
        </table:table-row>
        <table:table-row table:style-name="ro1">
          <table:table-cell office:value-type="string">
            <text:p>Jan Taconis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table:number-columns-repeated="1020"/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table:number-columns-repeated="1020"/>
        </table:table-row>
        <table:table-row table:style-name="ro1">
          <table:table-cell office:value-type="string">
            <text:p>Maarten Wispelwey </text:p>
          </table:table-cell>
          <table:table-cell office:value-type="string">
            <text:p>033-4650616</text:p>
          </table:table-cell>
          <table:table-cell office:value-type="string">
            <text:p>mwispelwey@regionoordveluwe.nl;m.wispelwey@planet.nl</text:p>
          </table:table-cell>
          <table:table-cell table:number-columns-repeated="1020"/>
        </table:table-row>
        <table:table-row table:style-name="ro1">
          <table:table-cell office:value-type="string">
            <text:p>Margriet Drent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table:number-columns-repeated="1020"/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table:number-columns-repeated="1020"/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table:number-columns-repeated="1020"/>
        </table:table-row>
        <table:table-row table:style-name="ro1">
          <table:table-cell office:value-type="string">
            <text:p>Rob van Zonneveld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table:number-columns-repeated="1020"/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table:number-columns-repeated="1020"/>
        </table:table-row>
        <table:table-row table:style-name="ro2">
          <table:table-cell office:value-type="string">
            <text:p>Wendy van der Woerd</text:p>
          </table:table-cell>
          <table:table-cell/>
          <table:table-cell table:style-name="ce1" office:value-type="string">
            <text:p>wvanderwoerd@hotmail.c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5" office:value-type="string">
            <text:p>Invaller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office:value-type="string">
            <text:p>Debby Meerveld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table:number-columns-repeated="1020"/>
        </table:table-row>
        <table:table-row table:style-name="ro1">
          <table:table-cell office:value-type="string">
            <text:p>Gerard Kraan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table:number-columns-repeated="1020"/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table:number-columns-repeated="1020"/>
        </table:table-row>
        <table:table-row table:style-name="ro1">
          <table:table-cell office:value-type="string">
            <text:p>Jeanet Wattimena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table:number-columns-repeated="1020"/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table:number-columns-repeated="1020"/>
        </table:table-row>
        <table:table-row table:style-name="ro1">
          <table:table-cell office:value-type="string">
            <text:p>Vincent Klein Breteler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table:number-columns-repeated="1020"/>
        </table:table-row>
        <table:table-row table:style-name="ro1">
          <table:table-cell office:value-type="string">
            <text:p>Yvonne Bokhorst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Dames_2" table:base-cell-address="$Sheet1.$A$33" table:cell-range-address="$Sheet1.$A$33"/>
      </table:named-expressions>
      <table:database-ranges>
        <table:database-range table:target-range-address="Contactgegevens.A1:Contactgegevens.C24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number number:decimal-places="0" number:min-integer-digits="1" number:grouping="true"/>
      <number:text>-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</number:text>
      <number:number number:decimal-places="0" number:min-integer-digits="1" number:grouping="true"/>
      <number:text>-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number number:decimal-places="2" number:min-integer-digits="1" number:grouping="true"/>
      <number:text>-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</number:text>
      <number:number number:decimal-places="2" number:min-integer-digits="1" number:grouping="true"/>
      <number:text>-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e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ar</number:text>
    </number:number-style>
    <number:number-style style:name="N141P1" style:volatile="true">
      <number:text>Waar</number:text>
    </number:number-style>
    <number:number-style style:name="N141">
      <number:text>Niet waar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Aan</number:text>
    </number:number-style>
    <number:number-style style:name="N143P1" style:volatile="true">
      <number:text>Aan</number:text>
    </number:number-style>
    <number:number-style style:name="N143">
      <number:text>Uit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31-12-2011</text:date>, <text:time>12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 de Vreeze</meta:initial-creator>
    <meta:creation-date>2011-09-18T14:59:44</meta:creation-date>
    <dc:date>2011-12-31T12:59:41</dc:date>
    <dc:creator>Nico de Vreeze</dc:creator>
    <meta:editing-duration>PT06H22M06S</meta:editing-duration>
    <meta:editing-cycles>10</meta:editing-cycles>
    <meta:generator>OpenOffice.org/3.1$Linux OpenOffice.org_project/310m19$Build-9420</meta:generator>
    <meta:document-statistic meta:table-count="3" meta:cell-count="527" meta:object-count="0"/>
  </office:meta>
</office:document-meta>
</file>